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0dbfc" style:font-size-asian="13pt" style:font-size-complex="13pt"/>
    </style:style>
    <style:style style:name="P2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1ea8d" style:font-size-asian="13pt" style:font-size-complex="13pt"/>
    </style:style>
    <style:style style:name="P3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2f5fa" style:font-size-asian="13pt" style:font-size-complex="13pt"/>
    </style:style>
    <style:style style:name="P4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3cab1" style:font-size-asian="13pt" style:font-size-complex="13pt"/>
    </style:style>
    <style:style style:name="P5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5bd9d" style:font-size-asian="13pt" style:font-size-complex="13pt"/>
    </style:style>
    <style:style style:name="P6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83484" style:font-size-asian="13pt" style:font-size-complex="13pt"/>
    </style:style>
    <style:style style:name="P7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b2920" style:font-size-asian="13pt" style:font-size-complex="13pt"/>
    </style:style>
    <style:style style:name="P8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cceaa" style:font-size-asian="13pt" style:font-size-complex="13pt"/>
    </style:style>
    <style:style style:name="P9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d259c" style:font-size-asian="13pt" style:font-size-complex="13pt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2f14d9" style:font-size-asian="13pt" style:font-size-complex="13pt"/>
    </style:style>
    <style:style style:name="P11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301d28" style:font-size-asian="13pt" style:font-size-complex="13pt"/>
    </style:style>
    <style:style style:name="P12" style:family="paragraph" style:parent-style-name="Text_20_body">
      <style:paragraph-properties fo:line-height="150%" fo:text-align="start" style:justify-single-word="false"/>
      <style:text-properties style:font-name="Ubuntu" fo:font-size="13pt" officeooo:rsid="0020dbfc" officeooo:paragraph-rsid="0031c22c" style:font-size-asian="13pt" style:font-size-complex="13pt"/>
    </style:style>
    <style:style style:name="P13" style:family="paragraph" style:parent-style-name="Text_20_body">
      <style:paragraph-properties fo:line-height="150%" fo:text-align="start" style:justify-single-word="false"/>
      <style:text-properties style:font-name="Ubuntu" fo:font-size="13pt" officeooo:rsid="0021ea8d" officeooo:paragraph-rsid="0021ea8d" style:font-size-asian="13pt" style:font-size-complex="13pt"/>
    </style:style>
    <style:style style:name="P14" style:family="paragraph" style:parent-style-name="Text_20_body">
      <style:paragraph-properties fo:line-height="150%" fo:text-align="start" style:justify-single-word="false"/>
      <style:text-properties style:font-name="Ubuntu" fo:font-size="13pt" officeooo:rsid="0022a23c" officeooo:paragraph-rsid="0022a23c" style:font-size-asian="13pt" style:font-size-complex="13pt"/>
    </style:style>
    <style:style style:name="P15" style:family="paragraph" style:parent-style-name="Text_20_body">
      <style:paragraph-properties fo:line-height="150%" fo:text-align="start" style:justify-single-word="false"/>
      <style:text-properties style:font-name="Ubuntu" fo:font-size="13pt" officeooo:rsid="0022f5fa" officeooo:paragraph-rsid="0022f5fa" style:font-size-asian="13pt" style:font-size-complex="13pt"/>
    </style:style>
    <style:style style:name="P16" style:family="paragraph" style:parent-style-name="Text_20_body">
      <style:paragraph-properties fo:line-height="150%" fo:text-align="start" style:justify-single-word="false"/>
      <style:text-properties style:font-name="Ubuntu" fo:font-size="13pt" officeooo:rsid="0023cab1" officeooo:paragraph-rsid="0023cab1" style:font-size-asian="13pt" style:font-size-complex="13pt"/>
    </style:style>
    <style:style style:name="P17" style:family="paragraph" style:parent-style-name="Text_20_body">
      <style:paragraph-properties fo:line-height="150%" fo:text-align="start" style:justify-single-word="false"/>
      <style:text-properties style:font-name="Ubuntu" fo:font-size="13pt" officeooo:rsid="0025bd9d" officeooo:paragraph-rsid="0025bd9d" style:font-size-asian="13pt" style:font-size-complex="13pt"/>
    </style:style>
    <style:style style:name="P18" style:family="paragraph" style:parent-style-name="Text_20_body">
      <style:text-properties style:font-name="Ubuntu" fo:font-size="13pt" officeooo:rsid="00261f3f" officeooo:paragraph-rsid="00261f3f" style:font-size-asian="13pt" style:font-size-complex="13pt"/>
    </style:style>
    <style:style style:name="P19" style:family="paragraph" style:parent-style-name="Text_20_body">
      <style:text-properties style:font-name="Ubuntu" fo:font-size="13pt" officeooo:rsid="00261f3f" officeooo:paragraph-rsid="0026337e" style:font-size-asian="13pt" style:font-size-complex="13pt"/>
    </style:style>
    <style:style style:name="P20" style:family="paragraph" style:parent-style-name="Text_20_body">
      <style:text-properties style:font-name="Ubuntu" fo:font-size="13pt" officeooo:rsid="0026337e" officeooo:paragraph-rsid="0026337e" style:font-size-asian="13pt" style:font-size-complex="13pt"/>
    </style:style>
    <style:style style:name="P21" style:family="paragraph" style:parent-style-name="Text_20_body">
      <style:paragraph-properties fo:line-height="150%" fo:text-align="start" style:justify-single-word="false"/>
      <style:text-properties style:font-name="Ubuntu" fo:font-size="13pt" officeooo:rsid="0026cd21" officeooo:paragraph-rsid="0026cd21" style:font-size-asian="13pt" style:font-size-complex="13pt"/>
    </style:style>
    <style:style style:name="P22" style:family="paragraph" style:parent-style-name="Text_20_body">
      <style:paragraph-properties fo:line-height="150%" fo:text-align="start" style:justify-single-word="false"/>
      <style:text-properties style:font-name="Ubuntu" fo:font-size="13pt" officeooo:rsid="00283484" officeooo:paragraph-rsid="00283484" style:font-size-asian="13pt" style:font-size-complex="13pt"/>
    </style:style>
    <style:style style:name="P23" style:family="paragraph" style:parent-style-name="Text_20_body">
      <style:paragraph-properties fo:line-height="150%" fo:text-align="start" style:justify-single-word="false"/>
      <style:text-properties style:font-name="Ubuntu" fo:font-size="13pt" officeooo:rsid="002b2920" officeooo:paragraph-rsid="002b2920" style:font-size-asian="13pt" style:font-size-complex="13pt"/>
    </style:style>
    <style:style style:name="P24" style:family="paragraph" style:parent-style-name="Text_20_body">
      <style:paragraph-properties fo:line-height="150%" fo:text-align="start" style:justify-single-word="false"/>
      <style:text-properties style:font-name="Ubuntu" fo:font-size="13pt" officeooo:rsid="002cceaa" officeooo:paragraph-rsid="002cceaa" style:font-size-asian="13pt" style:font-size-complex="13pt"/>
    </style:style>
    <style:style style:name="P25" style:family="paragraph" style:parent-style-name="Text_20_body">
      <style:paragraph-properties fo:line-height="150%" fo:text-align="start" style:justify-single-word="false"/>
      <style:text-properties style:font-name="Ubuntu" fo:font-size="13pt" officeooo:rsid="002d259c" officeooo:paragraph-rsid="002d259c" style:font-size-asian="13pt" style:font-size-complex="13pt"/>
    </style:style>
    <style:style style:name="P26" style:family="paragraph" style:parent-style-name="Text_20_body">
      <style:paragraph-properties fo:line-height="150%" fo:text-align="start" style:justify-single-word="false"/>
      <style:text-properties style:font-name="Ubuntu" fo:font-size="13pt" officeooo:rsid="002f14d9" officeooo:paragraph-rsid="002f14d9" style:font-size-asian="13pt" style:font-size-complex="13pt"/>
    </style:style>
    <style:style style:name="P27" style:family="paragraph" style:parent-style-name="Text_20_body">
      <style:paragraph-properties fo:line-height="150%" fo:text-align="start" style:justify-single-word="false"/>
      <style:text-properties style:font-name="Ubuntu" fo:font-size="13pt" officeooo:rsid="00301d28" officeooo:paragraph-rsid="00301d28" style:font-size-asian="13pt" style:font-size-complex="13pt"/>
    </style:style>
    <style:style style:name="P28" style:family="paragraph" style:parent-style-name="Text_20_body">
      <style:paragraph-properties fo:line-height="150%" fo:text-align="start" style:justify-single-word="false"/>
      <style:text-properties style:font-name="Ubuntu" fo:font-size="13pt" officeooo:rsid="0031c22c" officeooo:paragraph-rsid="0031c22c" style:font-size-asian="13pt" style:font-size-complex="13pt"/>
    </style:style>
    <style:style style:name="P29" style:family="paragraph" style:parent-style-name="Text_20_body">
      <style:paragraph-properties fo:line-height="150%" fo:text-align="start" style:justify-single-word="false"/>
      <style:text-properties style:font-name="Ubuntu" fo:font-size="13pt" fo:font-weight="normal" officeooo:rsid="00301d28" officeooo:paragraph-rsid="00301d28" style:font-size-asian="13pt" style:font-weight-asian="normal" style:font-size-complex="13pt" style:font-weight-complex="normal"/>
    </style:style>
    <style:style style:name="P30" style:family="paragraph" style:parent-style-name="Text_20_body">
      <style:paragraph-properties fo:line-height="150%" fo:text-align="start" style:justify-single-word="false"/>
      <style:text-properties style:font-name="Ubuntu" fo:font-size="13pt" fo:font-weight="normal" officeooo:rsid="0030ba30" officeooo:paragraph-rsid="0030ba30" style:font-size-asian="13pt" style:font-weight-asian="normal" style:font-size-complex="13pt" style:font-weight-complex="normal"/>
    </style:style>
    <style:style style:name="P31" style:family="paragraph" style:parent-style-name="Text_20_body">
      <style:paragraph-properties fo:line-height="150%" fo:text-align="start" style:justify-single-word="false"/>
      <style:text-properties style:font-name="Ubuntu" fo:font-size="13pt" fo:font-weight="normal" officeooo:rsid="0020dbfc" officeooo:paragraph-rsid="00301d28" style:font-size-asian="13pt" style:font-weight-asian="normal" style:font-size-complex="13pt" style:font-weight-complex="normal"/>
    </style:style>
    <style:style style:name="P32" style:family="paragraph" style:parent-style-name="Title">
      <style:paragraph-properties fo:line-height="150%"/>
      <style:text-properties style:font-name="Ubuntu"/>
    </style:style>
    <style:style style:name="P33" style:family="paragraph" style:parent-style-name="Heading_20_1">
      <style:paragraph-properties fo:line-height="150%" fo:text-align="center" style:justify-single-word="false"/>
    </style:style>
    <style:style style:name="T1" style:family="text">
      <style:text-properties officeooo:rsid="0021ea8d"/>
    </style:style>
    <style:style style:name="T2" style:family="text">
      <style:text-properties officeooo:rsid="0022f5fa"/>
    </style:style>
    <style:style style:name="T3" style:family="text">
      <style:text-properties officeooo:rsid="0023b02d"/>
    </style:style>
    <style:style style:name="T4" style:family="text">
      <style:text-properties officeooo:rsid="0026337e"/>
    </style:style>
    <style:style style:name="T5" style:family="text">
      <style:text-properties officeooo:rsid="002f14d9"/>
    </style:style>
    <style:style style:name="T6" style:family="text">
      <style:text-properties officeooo:rsid="00301d2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33440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anipulando Diretorios</text:p>
      <text:h text:style-name="P33" text:outline-level="1">Comandos</text:h>
      <text:p text:style-name="P1">Para ver os parametros de algum comando digite:</text:p>
      <text:p text:style-name="P1">comando --help</text:p>
      <text:p text:style-name="P1">Digitar o comando e depois o parametro --help vai fazer com que todos os parametros do comando sejam listados, ou seja, <text:span text:style-name="T1">busca ajuda sobre algum comando</text:span></text:p>
      <text:p text:style-name="P1">_______________________________________</text:p>
      <text:p text:style-name="P13">Para ver a pagina de manual de algum comando digite:</text:p>
      <text:p text:style-name="P13">man *comando</text:p>
      <text:p text:style-name="P13">O comando man vai abrir o manual do comando especificado (o comando que estiver depois do man). O comando man é mais completo que o --help</text:p>
      <text:p text:style-name="P2">_______________________________________</text:p>
      <text:p text:style-name="P14">Para mudar de diretorio digite:</text:p>
      <text:p text:style-name="P14">cd *nome do diretorio</text:p>
      <text:p text:style-name="P14">Vai fazer <text:span text:style-name="T2">você ir para o diretorio especificado </text:span><text:span text:style-name="T3">(maiusculas e minusculas fazem diferença)</text:span></text:p>
      <text:p text:style-name="P3">_______________________________________</text:p>
      <text:p text:style-name="P15">Para ver o historico de comandos digite:</text:p>
      <text:p text:style-name="P15">history</text:p>
      <text:p text:style-name="P15">Vai listar os comandos já digitados</text:p>
      <text:p text:style-name="P15">Caso queira digitar um comando que já esta no historico basta digitar ! Mais o numero do comando que você quer</text:p>
      <text:p text:style-name="P3"><text:soft-page-break/>_______________________________________</text:p>
      <text:p text:style-name="P16">o ponto ( . ) é o atalho que aponta pra própria pasta</text:p>
      <text:p text:style-name="P4">_______________________________________</text:p>
      <text:p text:style-name="P17">Para criar uma pasta no diretorio atual digite:</text:p>
      <text:p text:style-name="P17">mkdir nome da pasta</text:p>
      <text:p text:style-name="P12">_______________________________________</text:p>
      <text:p text:style-name="P20">Para criar diretorios filho, ou seja, pasta dentro de pasta digite:</text:p>
      <text:p text:style-name="P18">Mkdir -p pasta1/pasta\ 2/<text:span text:style-name="T4">etc.</text:span></text:p>
      <text:p text:style-name="P19"><text:span text:style-name="T4">A barra representa o filho, ou seja, a pasta 2 vai ser filho (vai ficar dentro) da pasta1. </text:span>A contra barra representa um espaço, <text:span text:style-name="T4">na verdade ele tem a funçaõ de considerar o próximo espaço, outra forma de considerar espaços sem botar o contra barra é envelopando as pastas com “pasta1/pasta 2/etc.”</text:span></text:p>
      <text:p text:style-name="P12">_______________________________________</text:p>
      <text:p text:style-name="P28">Para criar pastas irmãs digite:</text:p>
      <text:p text:style-name="P28">mkdir pasta1 pasta2 pasta3</text:p>
      <text:p text:style-name="P28">Vai criar todas as pastas no mesmo nivel, ou seja, elas vão ser irmãs</text:p>
      <text:p text:style-name="P5"><text:s/>_______________________________________</text:p>
      <text:p text:style-name="P21">Para criar um arquivo em alguma pasta sem entrar nela digite:</text:p>
      <text:p text:style-name="P22">touch *caminho da pasta/nome do arquivo.tipo do arquivo</text:p>
      <text:p text:style-name="P22">O caminho não começa da pasta que você tá, começa da pasta que você quer ir <text:s text:c="12"/>ex: você esta na pasta “pasta0”: touch Pasta1/Pasta\ 2/nota.txt</text:p>
      <text:p text:style-name="P6">_______________________________________</text:p>
      <text:p text:style-name="P23">Para ver o conteudo de um arquivo digite:</text:p>
      <text:p text:style-name="P23">cat *nome do arquivo.tipo do arquivo</text:p>
      <text:p text:style-name="P23">Ele vai pegar o conteudo do arquivo e mandar pra saida padrão</text:p>
      <text:p text:style-name="P23">Se ao invés de botar cat botar tac ele vai inverter o conteudo</text:p>
      <text:p text:style-name="P23"><text:soft-page-break/>tac *nome do arquivo.tipo do arquivo</text:p>
      <text:p text:style-name="P7">_______________________________________</text:p>
      <text:p text:style-name="P24">Para voltar diretamente pro diretorio que você quer digite:</text:p>
      <text:p text:style-name="P24">cd ~/nome do arquivo</text:p>
      <text:p text:style-name="P24">é um atalho que vai fazer com que você volte pro diretorio que quiser diretamente</text:p>
      <text:p text:style-name="P8">_______________________________________</text:p>
      <text:p text:style-name="P25">Para apagar um arquivo digite:</text:p>
      <text:p text:style-name="P25">rm *caminho do arquivo</text:p>
      <text:p text:style-name="P9">_______________________________________</text:p>
      <text:p text:style-name="P25">Para apagar uma pasta que esta no diretorio atual digite:</text:p>
      <text:p text:style-name="P25">rmdir *nome da pasta</text:p>
      <text:p text:style-name="P25">A pasta precisa estar vazia na hora de apagar</text:p>
      <text:p text:style-name="P9">_______________________________________</text:p>
      <text:p text:style-name="P25">Para apagar uma pasta que tenha conteudo dentro digite:</text:p>
      <text:p text:style-name="P25">rm -r<text:span text:style-name="T5">f *nome da pasta</text:span></text:p>
      <text:p text:style-name="P26">Vai apagar a pasta toda sem pedir nenhuma confirmação</text:p>
      <text:p text:style-name="P10">_______________________________________</text:p>
      <text:p text:style-name="P26">Para fazer o prompt pedir confirmação toda vez que for apagar algo digite:</text:p>
      <text:p text:style-name="P26">rm -i *<text:span text:style-name="T6">nome do arquivo</text:span></text:p>
      <text:p text:style-name="P26">Toda vez que for apagar ele vai perguntar se você realmente quer apagar</text:p>
      <text:p text:style-name="P10">_______________________________________</text:p>
      <text:p text:style-name="P26">Para fazer o prompt pedir confirmação quando for apagar uma pasta que tenha mais de <text:span text:style-name="T8">3</text:span> arquivos digite:</text:p>
      <text:p text:style-name="P26"><text:soft-page-break/>rm -I *<text:span text:style-name="T6">nome da pasta</text:span></text:p>
      <text:p text:style-name="P27">vai fazer o prompt pedir confirmação toda vez que for apagar uma pasta e essa pasta conter mais de <text:span text:style-name="T8">3</text:span> arquivos, ou seja, se a pasta conter mais de 4 arquivos ele vai perguntar se você realmtente quer apagar</text:p>
      <text:p text:style-name="P11">_______________________________________</text:p>
      <text:p text:style-name="P27">Para criar um comando novo, que junte comando com parametro digite:</text:p>
      <text:p text:style-name="P27">alias <text:span text:style-name="T7">comando=”comando -parametro”</text:span></text:p>
      <text:p text:style-name="P29">Vai fazer um comando novo que já inclui um parametro, criar a facilitação de não precisar digitar o comando e o parametro toda vez</text:p>
      <text:p text:style-name="P29">ex: toda vez que digitar rm quero que ele venha com o parametro -I: </text:p>
      <text:p text:style-name="P29">alias rm=”rm -I”</text:p>
      <text:p text:style-name="P29">Vai funcionar apenas enquanto o terminal estiver aberto, quando fechar e abrir de novo todos os alias são resetados e volta tudo ao normal</text:p>
      <text:p text:style-name="P29">*é possível mexer no arquivo de configuração do usuario para fazer o alias sempre estar ativo*</text:p>
      <text:p text:style-name="P30">*Tomar cuidado com os comandos de apagar*</text:p>
      <text:p text:style-name="P31">_______________________________________</text:p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10T07:43:01.526966716</dc:date>
    <meta:editing-duration>PT25M29S</meta:editing-duration>
    <meta:editing-cycles>3</meta:editing-cycles>
    <meta:generator>LibreOffice/7.0.4.2$Linux_X86_64 LibreOffice_project/00$Build-2</meta:generator>
    <meta:document-statistic meta:table-count="0" meta:image-count="0" meta:object-count="0" meta:page-count="4" meta:paragraph-count="74" meta:word-count="636" meta:character-count="4126" meta:non-whitespace-character-count="3553"/>
  </office:meta>
</office:document-meta>
</file>